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1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 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layer Zerstörung nach Kollision</text:p>
          </table:table-cell>
          <table:table-cell table:style-name="ce83" office:value-type="date" office:date-value="2021-04-26" calcext:value-type="date">
            <text:p>26.04.21</text:p>
          </table:table-cell>
          <table:table-cell table:style-name="ce112" office:value-type="float" office:value="8" calcext:value-type="float">
            <text:p>8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ormiert über Unity Partikel System</text:p>
          </table:table-cell>
          <table:table-cell table:style-name="ce83" office:value-type="date" office:date-value="2021-04-27" calcext:value-type="date">
            <text:p>27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Erstellung und Konfiguration von Partikeln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artikel hinzugefügt</text:p>
          </table:table-cell>
          <table:table-cell table:style-name="ce83" office:value-type="date" office:date-value="2021-04-30" calcext:value-type="date">
            <text:p>30.04.21</text:p>
          </table:table-cell>
          <table:table-cell table:style-name="ce113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126" office:value-type="string" calcext:value-type="string">
            <text:p>Char Design (cube 5) angefangen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 fertig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angefangen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 weitermach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6) fertig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beispiele angucken</text:p>
          </table:table-cell>
          <table:table-cell table:style-name="ce134" office:value-type="date" office:date-value="2021-04-22" calcext:value-type="date">
            <text:p>22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angefangen</text:p>
          </table:table-cell>
          <table:table-cell table:style-name="ce134" office:value-type="date" office:date-value="2021-04-23" calcext:value-type="date">
            <text:p>23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 (versuch)</text:p>
          </table:table-cell>
          <table:table-cell table:style-name="ce134" office:value-type="date" office:date-value="2021-04-26" calcext:value-type="date">
            <text:p>26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Char Design (cube_7) fertig</text:p>
          </table:table-cell>
          <table:table-cell table:style-name="ce134" office:value-type="date" office:date-value="2021-04-27" calcext:value-type="date">
            <text:p>27.04.21</text:p>
          </table:table-cell>
          <table:table-cell table:style-name="ce87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126" office:value-type="string" calcext:value-type="string">
            <text:p>Char Design (cube_8) angefangen</text:p>
          </table:table-cell>
          <table:table-cell table:style-name="ce40" office:value-type="date" office:date-value="2021-04-28" calcext:value-type="date">
            <text:p>28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Background Map fix</text:p>
          </table:table-cell>
          <table:table-cell table:style-name="ce40" office:value-type="date" office:date-value="2021-04-29" calcext:value-type="date">
            <text:p>29.04.21</text:p>
          </table:table-cell>
          <table:table-cell table:style-name="ce8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Char Design (cube_8) fertig</text:p>
          </table:table-cell>
          <table:table-cell table:style-name="ce40" office:value-type="date" office:date-value="2021-04-30" calcext:value-type="date">
            <text:p>30.04.21</text:p>
          </table:table-cell>
          <table:table-cell table:style-name="ce8" office:value-type="float" office:value="4" calcext:value-type="float">
            <text:p>4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/>
          <table:table-cell table:style-name="ce134"/>
          <table:table-cell table:style-name="ce87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108" calcext:value-type="float">
            <text:p>108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46" calcext:value-type="float">
            <text:p>4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1" calcext:value-type="float">
            <text:p>21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.00.0000</text:date>, <text:time style:data-style-name="N2" text:time-value="12:25:16.6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/>
    <meta:creation-date/>
    <meta:editing-cycles>35</meta:editing-cycles>
    <meta:editing-duration>PT2H39M38S</meta:editing-duration>
    <dc:date>2021-04-30T14:21:20.045000000</dc:date>
    <meta:document-statistic meta:table-count="1" meta:cell-count="708" meta:object-count="0"/>
  </office:meta>
</office:document-meta>
</file>